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GB" officeooo:rsid="000ecfdd" officeooo:paragraph-rsid="000ecfdd"/>
    </style:style>
    <style:style style:name="P2" style:family="paragraph" style:parent-style-name="Standard">
      <style:text-properties fo:language="en" fo:country="GB" officeooo:rsid="000ecfdd" officeooo:paragraph-rsid="00189dc6"/>
    </style:style>
    <style:style style:name="P3" style:family="paragraph" style:parent-style-name="Standard">
      <style:text-properties fo:language="en" fo:country="GB" officeooo:rsid="000ecfdd" officeooo:paragraph-rsid="000ecfdd" style:font-size-asian="10.5pt"/>
    </style:style>
    <style:style style:name="P4" style:family="paragraph" style:parent-style-name="Standard">
      <style:text-properties fo:language="en" fo:country="GB" officeooo:rsid="000ecfdd" officeooo:paragraph-rsid="000ecfdd" style:language-asian="zxx" style:country-asian="none" style:language-complex="zxx" style:country-complex="none"/>
    </style:style>
    <style:style style:name="P5" style:family="paragraph" style:parent-style-name="Standard">
      <style:text-properties fo:language="en" fo:country="GB" officeooo:rsid="0013858c" officeooo:paragraph-rsid="001dd45c"/>
    </style:style>
    <style:style style:name="P6" style:family="paragraph" style:parent-style-name="Standard">
      <style:text-properties fo:language="en" fo:country="GB" officeooo:rsid="0013858c" officeooo:paragraph-rsid="0013858c"/>
    </style:style>
    <style:style style:name="P7" style:family="paragraph" style:parent-style-name="Standard">
      <style:text-properties fo:language="en" fo:country="GB" style:text-underline-style="solid" style:text-underline-width="auto" style:text-underline-color="font-color" fo:font-weight="bold" officeooo:rsid="000ecfdd" officeooo:paragraph-rsid="000ecfdd" style:font-weight-asian="bold" style:font-weight-complex="bold"/>
    </style:style>
    <style:style style:name="P8" style:family="paragraph" style:parent-style-name="Standard">
      <style:text-properties fo:language="en" fo:country="GB" style:text-underline-style="solid" style:text-underline-width="auto" style:text-underline-color="font-color" fo:font-weight="bold" officeooo:rsid="0011c60e" officeooo:paragraph-rsid="001dd45c" style:font-weight-asian="bold" style:font-weight-complex="bold"/>
    </style:style>
    <style:style style:name="P9" style:family="paragraph" style:parent-style-name="Standard">
      <style:text-properties fo:language="en" fo:country="GB" style:text-underline-style="solid" style:text-underline-width="auto" style:text-underline-color="font-color" fo:font-weight="bold" officeooo:rsid="001e34cc" officeooo:paragraph-rsid="002cc3e8" style:font-weight-asian="bold" style:font-weight-complex="bold"/>
    </style:style>
    <style:style style:name="P10" style:family="paragraph" style:parent-style-name="Standard">
      <style:text-properties fo:language="en" fo:country="GB" style:text-underline-style="solid" style:text-underline-width="auto" style:text-underline-color="font-color" fo:font-weight="bold" officeooo:rsid="001e34cc" officeooo:paragraph-rsid="00346ecf" style:font-weight-asian="bold" style:font-weight-complex="bold"/>
    </style:style>
    <style:style style:name="P11" style:family="paragraph" style:parent-style-name="Standard">
      <style:text-properties fo:language="en" fo:country="GB" style:text-underline-style="solid" style:text-underline-width="auto" style:text-underline-color="font-color" fo:font-weight="bold" officeooo:rsid="00346ecf" officeooo:paragraph-rsid="00346ecf" style:font-weight-asian="bold" style:font-weight-complex="bold"/>
    </style:style>
    <style:style style:name="P12" style:family="paragraph" style:parent-style-name="Standard">
      <style:text-properties fo:language="en" fo:country="GB" style:text-underline-style="solid" style:text-underline-width="auto" style:text-underline-color="font-color" fo:font-weight="bold" officeooo:rsid="003e33c0" officeooo:paragraph-rsid="003e33c0" style:font-weight-asian="bold" style:font-weight-complex="bold"/>
    </style:style>
    <style:style style:name="P13" style:family="paragraph" style:parent-style-name="Standard">
      <style:text-properties fo:language="en" fo:country="GB" style:text-underline-style="solid" style:text-underline-width="auto" style:text-underline-color="font-color" fo:font-weight="bold" officeooo:rsid="003f8b53" officeooo:paragraph-rsid="003f8b53" style:font-weight-asian="bold" style:font-weight-complex="bold"/>
    </style:style>
    <style:style style:name="P14" style:family="paragraph" style:parent-style-name="Standard">
      <style:text-properties fo:language="en" fo:country="GB" style:text-underline-style="solid" style:text-underline-width="auto" style:text-underline-color="font-color" fo:font-weight="bold" officeooo:rsid="0044985c" officeooo:paragraph-rsid="0044985c" style:font-weight-asian="bold" style:font-weight-complex="bold"/>
    </style:style>
    <style:style style:name="P15" style:family="paragraph" style:parent-style-name="Standard">
      <style:text-properties fo:language="en" fo:country="GB" style:text-underline-style="solid" style:text-underline-width="auto" style:text-underline-color="font-color" fo:font-weight="bold" officeooo:rsid="00450d9a" officeooo:paragraph-rsid="00450d9a" style:font-weight-asian="bold" style:font-weight-complex="bold"/>
    </style:style>
    <style:style style:name="P16" style:family="paragraph" style:parent-style-name="Standard">
      <style:text-properties fo:language="en" fo:country="GB" style:text-underline-style="solid" style:text-underline-width="auto" style:text-underline-color="font-color" officeooo:rsid="0013858c" officeooo:paragraph-rsid="001dd45c"/>
    </style:style>
    <style:style style:name="P17" style:family="paragraph" style:parent-style-name="Standard">
      <style:text-properties fo:language="en" fo:country="GB" style:text-underline-style="solid" style:text-underline-width="auto" style:text-underline-color="font-color" officeooo:rsid="002cc3e8" officeooo:paragraph-rsid="002cc3e8"/>
    </style:style>
    <style:style style:name="P18" style:family="paragraph" style:parent-style-name="Standard">
      <style:text-properties fo:language="en" fo:country="GB" officeooo:rsid="0019f60c" officeooo:paragraph-rsid="0019f60c"/>
    </style:style>
    <style:style style:name="P19" style:family="paragraph" style:parent-style-name="Standard">
      <style:text-properties fo:language="en" fo:country="GB" officeooo:rsid="001dd45c" officeooo:paragraph-rsid="001dd45c"/>
    </style:style>
    <style:style style:name="P20" style:family="paragraph" style:parent-style-name="Standard">
      <style:text-properties fo:language="en" fo:country="GB" style:text-underline-style="none" fo:font-weight="normal" officeooo:rsid="001e34cc" officeooo:paragraph-rsid="002cc3e8" style:font-weight-asian="normal" style:font-weight-complex="normal"/>
    </style:style>
    <style:style style:name="P21" style:family="paragraph" style:parent-style-name="Standard">
      <style:text-properties fo:language="en" fo:country="GB" style:text-underline-style="none" fo:font-weight="normal" officeooo:rsid="0013858c" officeooo:paragraph-rsid="002afe7d" style:font-weight-asian="normal" style:font-weight-complex="normal"/>
    </style:style>
    <style:style style:name="P22" style:family="paragraph" style:parent-style-name="Standard">
      <style:text-properties fo:language="en" fo:country="GB" style:text-underline-style="none" fo:font-weight="normal" officeooo:rsid="00346ecf" officeooo:paragraph-rsid="00346ecf" style:font-weight-asian="normal" style:font-weight-complex="normal"/>
    </style:style>
    <style:style style:name="P23" style:family="paragraph" style:parent-style-name="Standard">
      <style:text-properties fo:language="en" fo:country="GB" style:text-underline-style="none" fo:font-weight="normal" officeooo:rsid="00352a60" officeooo:paragraph-rsid="00352a60" style:font-weight-asian="normal" style:font-weight-complex="normal"/>
    </style:style>
    <style:style style:name="P24" style:family="paragraph" style:parent-style-name="Standard">
      <style:text-properties fo:language="en" fo:country="GB" style:text-underline-style="none" fo:font-weight="normal" officeooo:rsid="003f8b53" officeooo:paragraph-rsid="003f8b53" style:font-weight-asian="normal" style:font-weight-complex="normal"/>
    </style:style>
    <style:style style:name="P25" style:family="paragraph" style:parent-style-name="Standard">
      <style:text-properties fo:language="en" fo:country="GB" style:text-underline-style="none" fo:font-weight="normal" officeooo:rsid="0044985c" officeooo:paragraph-rsid="0044985c" style:font-weight-asian="normal" style:font-weight-complex="normal"/>
    </style:style>
    <style:style style:name="P26" style:family="paragraph" style:parent-style-name="Standard">
      <style:text-properties fo:language="en" fo:country="GB" style:text-underline-style="none" fo:font-weight="normal" officeooo:rsid="00450d9a" officeooo:paragraph-rsid="00450d9a" style:font-weight-asian="normal" style:font-weight-complex="normal"/>
    </style:style>
    <style:style style:name="P27" style:family="paragraph" style:parent-style-name="Standard">
      <style:text-properties fo:language="en" fo:country="GB" style:text-underline-style="none" officeooo:rsid="002cc3e8" officeooo:paragraph-rsid="002cc3e8"/>
    </style:style>
    <style:style style:name="P28" style:family="paragraph" style:parent-style-name="Standard">
      <style:text-properties fo:language="en" fo:country="GB" officeooo:rsid="0011c60e" officeooo:paragraph-rsid="001dd45c"/>
    </style:style>
    <style:style style:name="P29" style:family="paragraph" style:parent-style-name="Standard">
      <style:text-properties fo:language="en" fo:country="GB" officeooo:rsid="00281a4a" officeooo:paragraph-rsid="00281a4a"/>
    </style:style>
    <style:style style:name="P30" style:family="paragraph" style:parent-style-name="Standard">
      <style:text-properties fo:language="en" fo:country="GB" officeooo:rsid="00281a4a" officeooo:paragraph-rsid="002b2a6a"/>
    </style:style>
    <style:style style:name="P31" style:family="paragraph" style:parent-style-name="Standard">
      <style:text-properties fo:language="en" fo:country="GB" officeooo:rsid="00281a4a" officeooo:paragraph-rsid="002afe7d"/>
    </style:style>
    <style:style style:name="P32" style:family="paragraph" style:parent-style-name="Standard">
      <style:text-properties fo:language="en" fo:country="GB" officeooo:rsid="001e34cc" officeooo:paragraph-rsid="001e34cc"/>
    </style:style>
    <style:style style:name="P33" style:family="paragraph" style:parent-style-name="Standard">
      <style:text-properties fo:language="en" fo:country="GB" officeooo:rsid="0039b1a2" officeooo:paragraph-rsid="0039b1a2"/>
    </style:style>
    <style:style style:name="P34" style:family="paragraph" style:parent-style-name="Standard">
      <style:text-properties fo:language="en" fo:country="GB" officeooo:rsid="003e33c0" officeooo:paragraph-rsid="003e33c0"/>
    </style:style>
    <style:style style:name="P35" style:family="paragraph" style:parent-style-name="Standard">
      <style:text-properties fo:language="en" fo:country="GB" officeooo:rsid="003f8b53" officeooo:paragraph-rsid="003f8b53"/>
    </style:style>
    <style:style style:name="P36" style:family="paragraph" style:parent-style-name="Standard">
      <style:text-properties fo:language="en" fo:country="GB" style:text-underline-style="solid" style:text-underline-width="auto" style:text-underline-color="font-color" fo:font-weight="bold" officeooo:rsid="003e33c0" officeooo:paragraph-rsid="003e33c0" style:font-weight-asian="bold" style:font-weight-complex="bold"/>
    </style:style>
    <style:style style:name="P37" style:family="paragraph" style:parent-style-name="Standard">
      <style:text-properties fo:language="en" fo:country="GB" style:text-underline-style="none" fo:font-weight="normal" officeooo:rsid="003e33c0" officeooo:paragraph-rsid="003e33c0" style:font-weight-asian="normal" style:font-weight-complex="normal"/>
    </style:style>
    <style:style style:name="T1" style:family="text">
      <style:text-properties officeooo:rsid="0016370c"/>
    </style:style>
    <style:style style:name="T2" style:family="text">
      <style:text-properties officeooo:rsid="00178039"/>
    </style:style>
    <style:style style:name="T3" style:family="text">
      <style:text-properties officeooo:rsid="00189dc6"/>
    </style:style>
    <style:style style:name="T4" style:family="text">
      <style:text-properties officeooo:rsid="0019f60c"/>
    </style:style>
    <style:style style:name="T5" style:family="text">
      <style:text-properties officeooo:rsid="001ba966"/>
    </style:style>
    <style:style style:name="T6" style:family="text">
      <style:text-properties officeooo:rsid="001dd45c"/>
    </style:style>
    <style:style style:name="T7" style:family="text">
      <style:text-properties officeooo:rsid="0025f82d"/>
    </style:style>
    <style:style style:name="T8" style:family="text">
      <style:text-properties officeooo:rsid="00297eea"/>
    </style:style>
    <style:style style:name="T9" style:family="text">
      <style:text-properties officeooo:rsid="002ac803"/>
    </style:style>
    <style:style style:name="T10" style:family="text">
      <style:text-properties officeooo:rsid="002afe7d"/>
    </style:style>
    <style:style style:name="T11" style:family="text">
      <style:text-properties officeooo:rsid="002b2a6a"/>
    </style:style>
    <style:style style:name="T12" style:family="text">
      <style:text-properties officeooo:rsid="0030abb1"/>
    </style:style>
    <style:style style:name="T13" style:family="text">
      <style:text-properties officeooo:rsid="0030e8af"/>
    </style:style>
    <style:style style:name="T14" style:family="text">
      <style:text-properties officeooo:rsid="0031b60a"/>
    </style:style>
    <style:style style:name="T15" style:family="text">
      <style:text-properties officeooo:rsid="00339d88"/>
    </style:style>
    <style:style style:name="T16" style:family="text">
      <style:text-properties officeooo:rsid="00346ecf"/>
    </style:style>
    <style:style style:name="T17" style:family="text">
      <style:text-properties officeooo:rsid="00371fa9"/>
    </style:style>
    <style:style style:name="T18" style:family="text">
      <style:text-properties officeooo:rsid="003a7142"/>
    </style:style>
    <style:style style:name="T19" style:family="text">
      <style:text-properties officeooo:rsid="003c44f1"/>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409cf6" style:font-weight-asian="normal" style:font-weight-complex="normal"/>
    </style:style>
    <style:style style:name="T22" style:family="text">
      <style:text-properties style:text-underline-style="none" fo:font-weight="normal" officeooo:rsid="00426827" style:font-weight-asian="normal" style:font-weight-complex="normal"/>
    </style:style>
    <style:style style:name="T23" style:family="text">
      <style:text-properties officeooo:rsid="00409cf6"/>
    </style:style>
    <style:style style:name="T24" style:family="text">
      <style:text-properties officeooo:rsid="0043c792"/>
    </style:style>
    <style:style style:name="T25" style:family="text">
      <style:text-properties officeooo:rsid="0044de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4">0.</text:span>Abstract.</text:p>
      <text:p text:style-name="P1"/>
      <text:p text:style-name="P1">Machine learning was used to separate six species of Sorbus within the subgenus Soraria based on morphological measurements of fruit and leaves. <text:span text:style-name="T13">Box plots show that there is considerable overlap of characteristics between the species, but that some species were sufficiently differentiated in one or two characteristics. This was reflected in the modelling where unsupervised clustering algorithms gave inaccurate results but decision tree methods were successful.</text:span></text:p>
      <text:p text:style-name="P1"/>
      <text:p text:style-name="P7">1. Introduction - The genus Sorbus.</text:p>
      <text:p text:style-name="P1"/>
      <text:p text:style-name="P1">Sorbus is a member of the Rosacea family, perhaps the best known species being Sorbus aucuparia, the Rowan or Mountain Ash. </text:p>
      <text:p text:style-name="P1"/>
      <text:p text:style-name="P1">![Figure 1. Sorbus aucuparia](Sorbusaucuparia.pdf){width=25%, height=25%}\ </text:p>
      <text:p text:style-name="P1"/>
      <text:p text:style-name="P1">However, there are over 50 species of Sorbus in the UK, 38 of these are vulnerable or critically endangered and most are endemic or native. <text:s/>There are four diploid species, but, as with many Rosaceae, Sorbus produce new apomictic polyploid species. These can also produce viable pollen and can therefore backcross with other diploid species. This results in the large number of genetically unique, stable, clonal communities, which can look very similar to each other. This presents a problem with recording and many Sorbus require expert knowledge to correctly identify to species level because much of the identification depends on <text:span text:style-name="T2">comparative</text:span> knowledge. This tends to <text:span text:style-name="T2">dissuade</text:span> recorders, or encourages records at aggregate level. <text:span text:style-name="T2">This is a problem for such an important genus with many endangered plants that could benefit from identification.</text:span></text:p>
      <text:p text:style-name="P1"/>
      <text:p text:style-name="P1">Sorbus are grouped into six subgenus, each of which are reasonably easy to identify by recorders with some knowledge, as the illustrations below show.</text:p>
      <text:p text:style-name="P4"/>
      <text:p text:style-name="P1">More difficulty arises when identifying plants within these <text:span text:style-name="T2">subgenus</text:span>, and this is where this work has concentrated. In this modelling only the subgenus Soraria has been trialled. This <text:span text:style-name="T2">subgenus </text:span>consists of <text:span text:style-name="T3">eight </text:span>species all similar in appearance to Sorbus intermedia, although only s<text:span text:style-name="T3">even </text:span>species are considered based on the availability of data. These plants are distinguished from other <text:span text:style-name="T2">subgenus</text:span> by having leaves with rounded lobes which are tomentose beneath and the fruits having fewer lenticles. Perhaps the most noticeable difference between plants within the subgenus, are the larger fruits on S intermedia, the smaller leaves of S minima and the small fruits of S mougeotii.</text:p>
      <text:p text:style-name="P1"/>
      <text:p text:style-name="P1"/>
      <text:p text:style-name="P7">2 Data <text:span text:style-name="T1">and data preparation</text:span></text:p>
      <text:p text:style-name="P1"/>
      <text:p text:style-name="P1">The data was provided by Dr T Rich, the British Botanical Society expert on Sorbus and <text:s/>consists of leaf and fruit measurements. For the leaves, the length, width, <text:span text:style-name="T3">widest point on the leaf, </text:span>base angle, number of veins, depth of the lobes, <text:span text:style-name="T3">and </text:span>vein angle <text:s/>have been recorded. For the fruit, the length and the width are used. Due to the variability in leaf size across one plant, the measurements were all carried out in a specific manner described by Rich [ ]. Essentially, repeated measurements of leaves on sterile spurs on the sunlight side of the tree are recorded and averaged over at least ten leaves. </text:p>
      <text:p text:style-name="P1"/>
      <text:p text:style-name="P3">The nature of collection means that the data was sparse. Every plant of every species did not have have complete set of measurements or the same number of measurements. For example, S intermedia had 126 observations but S leyana only had 39. This is due to the rarity S. leyana. S. intermedia is a common plant found through<text:span text:style-name="T3">ou</text:span>t the UK in easily accessible places, whilst S leyana is only found in two sites in South Wales, sometimes on the sides of cliffs. In addition, <text:s/><text:soft-page-break/>measurements <text:s/>cannot all be collected at the same time. Leaves must be measured when mature, around flowering time, and therefore cannot be measured in conjunction with fruit. Separate trips to re-measure fruit on the same trees may not be possible. This has lead to a sparse dataset in which not all morphological characteristics were <text:span text:style-name="T3">available</text:span> for every plant. S intermedia records are an example. Of 122 records, <text:s/>72 are purely for fruit measurements and the remaining 50 purely for leaf measurements, and these occur on different plants If imputation was carried out, 59% of the leaf measurements would be imputed. This would reduce the effectiveness of some <text:span text:style-name="T3">algorithms.</text:span> For example, in kNN, if you increase the frequency of the neighbours in the S. Intermedia group, it is more likely that a member of a different group will be close to that neighbour. Therefore, the sparsity was handled by reallocating measurements. For example, the 50 leaf measurements for S. intermedia were assigned to 50 fruit measurements and the excess 22 were not used. In some cases, where there were only a few additional rows of incomplete data, median imputation was carried out. </text:p>
      <text:p text:style-name="P1"/>
      <text:p text:style-name="P2">Although it seems dubious to assign records from one plant to another, in this analysis this was felt to be <text:span text:style-name="T3">acceptable</text:span> for <text:span text:style-name="T3">two</text:span> reasons. Firstly, this an exploration of a new technique for biological recording. It is not currently being proposed as a complete and accurate method for species <text:span text:style-name="T3">identification</text:span> at this stage. Secondly, the clonal nature of these plants implies that we would expect a great deal of similarity within a species. The variation within the species is more likely to come from the variety of leaf sizes which can be found on one plant, and these are controlled for, although they cannot be <text:span text:style-name="T3">eliminated</text:span>, when the data is collected. <text:span text:style-name="T3">However, if these plants are phenotypically very plastic, these assumptions may be invalid. </text:span><text:s/>The range of <text:span text:style-name="T3">leaf</text:span> sizes <text:span text:style-name="T3">within</text:span> each plant was not available, <text:span text:style-name="T3">but a comparison of the variation within each plant and between all the plants of each species would be useful here. That analysis would demonstrate whether each record needs to be complete or not. </text:span></text:p>
      <text:p text:style-name="P2"/>
      <text:p text:style-name="P18"><text:span text:style-name="T7">This procedure also has the benefit of producing a dataset with no missing values, and some of the machine learning algorithms used here had no method for dealing with these, hence they must be removed before modelling. </text:span>Some machine learning algorithm<text:span text:style-name="T7">s</text:span> are sensitive to scale in the data, for example, k nearest neighbours <text:span text:style-name="T7">and k-means</text:span>, <text:s/>therefore the data was <text:span text:style-name="T7">also standardized. In one case, the entire data frame was standardized, in another, only one or two of the variables, such as leaf width and leaf length, which had dimensions orders of magnitude larger than other variables. <text:s/></text:span></text:p>
      <text:p text:style-name="P18"/>
      <text:p text:style-name="P18">Some machine learning algorithms require train and test sets. The model is fitted to a subset of the data – the training set, and its performance evaluated using new data – the test set. This is to avoid over fitting and to improve the predictive power of the models. <text:span text:style-name="T5">The data can <text:s/>be split by selecting a random sample of, for example, 70% of the data. However, this might be problematic with this data because it is unbalanced. Therefore, a random stratified sampling system was carried out. Each species, which has a different number of entries, was split into 70/30 train test sets. This should reduce the bias of the model whilst not over fitting. <text:s/>In addition, cross fold validation was also used to increase accuracy. This technique repeatedly creates train test sets as described above and averages the model performance metrics across all the folds. This gives a more robust estimate of the model accuracy because it is less dependent on the choice of the data for the train and test sets. </text:span></text:p>
      <text:p text:style-name="P18"/>
      <text:p text:style-name="P11">3. Modelling</text:p>
      <text:p text:style-name="P10"><text:span text:style-name="T16">3.1</text:span>Model performance metrics</text:p>
      <text:p text:style-name="P9"/>
      <text:p text:style-name="P20">In classification models, the correct and incorrect values assigned to each class are known, and these can be used to evaluate the model. </text:p>
      <text:p text:style-name="P20"/>
      <text:p text:style-name="P20">Accuracy: This is the number of correct values divided by total number of items evaluated. </text:p>
      <text:p text:style-name="P20"/>
      <text:p text:style-name="P20"><text:soft-page-break/>Precision is the ratio of true positives to false positives in each species, so there <text:s/>will be <text:s/>precision for each species. Precision tells you <text:s/>how accurately the algorithm is correctly placing species, a low precision tells you that other species are lumped with the correct species.</text:p>
      <text:p text:style-name="P20"/>
      <text:p text:style-name="P20">Sensitivity is the true positive rate of a class. Sensitivity tells you how good the classes are, low number tells you the correct species have been put in other, incorrect, classes.</text:p>
      <text:p text:style-name="P9"/>
      <text:p text:style-name="P20">For clustering models, well defined clusters represent better models <text:s/><text:span text:style-name="T15">and the ratio of within cluster sum of squares to total sum of squares was used. <text:s/>For well defined, compact clusters the ratio will be small. Since we do actually have information about the clusters, that is, we know the species, we can also look at accuracy, precision and sensitivity.</text:span></text:p>
      <text:p text:style-name="P18"/>
      <text:p text:style-name="P8"><text:span text:style-name="T16">3.2 </text:span>Modelling methods.</text:p>
      <text:p text:style-name="P28"/>
      <text:p text:style-name="P5">Three machine learning methods were used <text:s/><text:span text:style-name="T6"><text:s/>k-means, <text:s/>hierarchical clustering and a decision tree. The first two being unsupervised clustering techniques and the third a supervised classification algorithm.</text:span></text:p>
      <text:p text:style-name="P5"/>
      <text:p text:style-name="P5"/>
      <text:p text:style-name="P16"><text:span text:style-name="T12">Decision tree</text:span>.</text:p>
      <text:p text:style-name="P5"/>
      <text:p text:style-name="P19"><text:span text:style-name="T12">V</text:span>ariables are used to make binary decisions as whether data points are part of a group or not. Decisions are made <text:span text:style-name="T15">based on whether the information after the decision, i.e., the separation of the groups, is</text:span> <text:span text:style-name="T15">increased or decreased</text:span>. The final classes would ideally contain only the items of a single species, <text:span text:style-name="T15">this will not be the case due to noise within the data</text:span>. The model here <text:span text:style-name="T15">is</text:span> be represented by the logical processes followed to reach the final classes. <text:span text:style-name="T15">The rpart package was used for the decision tree []</text:span></text:p>
      <text:p text:style-name="P5"/>
      <text:p text:style-name="P16">K-means</text:p>
      <text:p text:style-name="P5"/>
      <text:p text:style-name="P5">Kmeans is an unsupervised <text:span text:style-name="T1">clustering</text:span> technique. <text:span text:style-name="T16">E</text:span>ven though we do <text:s/>know the identity of the instances in the data, this is not used in the model. Instead, the data is grouped into cl<text:span text:style-name="T1">usters where the aim is to make the items within each cluster similar, whilst each cluster is as dissimilar as possible from other clusters. This is similar to a classification technique except the classes to which the items belong is to specified. In clustering, no information is needed about the objects and there is no right or wrong, so in that sense, this problem is not strictly a clustering problem. We know what species a sample belongs to and we do not want it allocated to another cluster. However, it is a useful technique for examining the data and revealing patterns within the data. The k in k means refers to the number of clusters to be used, which we specified as seven – the number of species.</text:span></text:p>
      <text:p text:style-name="P29"/>
      <text:p text:style-name="P30">In k-means <text:s/>k centroids <text:span text:style-name="T8">are randomly assigned </text:span>to the data. The data points are then assigned to the closest centroid, resulting in k clusters. The centroid is then moved to the average location of the data-points in its cluster. This process is repeated until the centroid position is stable, or the maximum number of iterations has occurred. <text:span text:style-name="T11">If r</text:span>epeating the k-means function results in different clusters, which can be seen in differences in accuracy, <text:s/>precision <text:span text:style-name="T8">and the numbers of true positives, </text:span>it can be assumed that the algorithm is not <text:span text:style-name="T11">efficient at </text:span>separating clusters. <text:span text:style-name="T9">Since the number of clusters is known, repeating the algorithm and examining the true positives will indicate the success of the model. </text:span></text:p>
      <text:p text:style-name="P29"/>
      <text:p text:style-name="P31">In order to explore different k-means models the algorithm w<text:span text:style-name="T8">as</text:span> <text:span text:style-name="T11">also </text:span>repeated on <text:s/>imputed, <text:span text:style-name="T24">standardised and semi-standardised</text:span> data. <text:span text:style-name="T10">In semi-standardised data only the variables which were orders of magnitude larger were manipulated. The standardize function in R was used to subtract </text:span><text:soft-page-break/><text:span text:style-name="T10">the means and divide by the standard deviation. The MacQueen method gave the highest accuracy and was used for all the calculations. </text:span></text:p>
      <text:p text:style-name="P31"/>
      <text:p text:style-name="P17">Hierarchical Clustering.</text:p>
      <text:p text:style-name="P17"/>
      <text:p text:style-name="P27">Instead of randomly assigning k centroids, hierarchical clustering assigns each data-point to a single cluster. The distance between the clusters is calculated and the closest two points are aggregated into a new cluster, so the clusters decrease by one. <text:s/>The process is repeated until all items are clustered into one cluster. The clusters can be cut at k and the members can be examined. Hierarchical clustering was explored using different distance calculation methods. </text:p>
      <text:p text:style-name="P27"/>
      <text:p text:style-name="P27">Hierarchical clustering is again unsupervised, but since we know the members of each cluster, we can compare the clusters to the original data and calculate accuracy, precision and sensitivity. <text:span text:style-name="T16">The hclust function is part of the stats package [] which is usually included in base R.</text:span></text:p>
      <text:p text:style-name="P21"/>
      <text:p text:style-name="P11">3.4 Computing languages</text:p>
      <text:p text:style-name="P22"/>
      <text:p text:style-name="P23">R was the main language used in this project, although there is no reason, in terms of functionality, why Python could not be used, <text:span text:style-name="T17">especially at the more simplistic level of modelling carried out here. A large benefit in R was that it can easily be used in conjunction with R markdown which then provide a mechanism for easily producing pdf documents with an interactive document. In addition, the data was provided by, and the results prepared for, members of the ecological community, where R is the most common package being used. Python was used for some data preparation in order to full fill the criteria of the project, but R would have been equally suitable. R markdown was used as it provides the same functionality as Latex, allowing the use of latex commands directly within the document, but with the added benefit of being a dynamic document that is commonly used by other researchers in ecology. </text:span></text:p>
      <text:p text:style-name="P32"/>
      <text:p text:style-name="P7"><text:span text:style-name="T16">4</text:span>.Data exploration.</text:p>
      <text:p text:style-name="P1"/>
      <text:p text:style-name="P1">In order for machine learning algorithms to work accurately the groups should be separated into clearly defined clumps with very little overlap. <text:span text:style-name="T4">Box plots show the similarity between the variables and how much the variables overlap.</text:span></text:p>
      <text:p text:style-name="P18"/>
      <text:p text:style-name="P33">The box plots are presented for the <text:span text:style-name="T18">i</text:span>mputed <text:span text:style-name="T24">semi-standardised</text:span> and fully <text:span text:style-name="T24">standardised </text:span>data <text:span text:style-name="T19">and show how the scale and overlap could be an issue for the clustering algorithms. The plots also show that despite the overlap, certain features clearly differentiate certain species. For instance, fruit width would separate S. anglica, and then fruit length would subsequently separate S leyana. This suggests that a decision tree algorithm could be successful. The plots also show that more data preparation might need to be employed, for example, scaling some of the variables instead of standardising. <text:s/></text:span></text:p>
      <text:p text:style-name="P33"/>
      <text:p text:style-name="P12">5. Results</text:p>
      <text:p text:style-name="P12">5.1 Kmeans</text:p>
      <text:p text:style-name="P34"><text:span text:style-name="T20">The table show</text:span><text:span text:style-name="T22">s the </text:span><text:span text:style-name="T21">within cluster sum of squares to between cluster sum of squares </text:span><text:span text:style-name="T20">across the 10 repeats. </text:span><text:span text:style-name="T22">T</text:span><text:span text:style-name="T20">he ratio is better for the unscaled data </text:span><text:span text:style-name="T22">and a ratio of 0.2 is often considered as acceptable.</text:span></text:p>
      <text:p text:style-name="P37"/>
      <text:p text:style-name="P34"><text:span text:style-name="T20">The precision is different on each run which implies that the algorith</text:span><text:span text:style-name="T21">m</text:span><text:span text:style-name="T20"> is not successfully grouping the data into the same clusters.</text:span></text:p>
      <text:p text:style-name="P37"/>
      <text:p text:style-name="P34"><text:soft-page-break/><text:span text:style-name="T20">The next tables show the percentage of each species correctly allocated to its cluster on each of the ten repeats </text:span><text:span text:style-name="T22">for the </text:span><text:span text:style-name="T20"><text:s/>For example, the top row from left to right, gives the true positive rate for S. anglia on each subsequent run on the kmeans algorithm.</text:span></text:p>
      <text:p text:style-name="P1"/>
      <text:p text:style-name="P35">The results again show that the algorithm is not consistently allocating species to the correct cluster. On some runs, is is very accurate for some species, but not necessarily for all the others. Then on other runs its is completely inaccurate.</text:p>
      <text:p text:style-name="P1"/>
      <text:p text:style-name="P13">5.2 Hierarchical Clustering</text:p>
      <text:p text:style-name="P24"/>
      <text:p text:style-name="P24">The table above shows that the Canberra metric gives the most accurate results.</text:p>
      <text:p text:style-name="P24"/>
      <text:p text:style-name="P24">The confusion matrix above shows that the method successful clusters some species, such as S. anglica, many other species are dispersed across the cluster. <text:span text:style-name="T23">Again, the unstandardised data was more accurate than standardised data and the results are only shown for the unstandardised data.</text:span></text:p>
      <text:p text:style-name="P6"/>
      <text:p text:style-name="P14">5.3 Decision Tree</text:p>
      <text:p text:style-name="P14"/>
      <text:p text:style-name="P25">The plot shows the decision tree for the unstandardised data. <text:span text:style-name="T25">The decisions at the nodes can be seen to be based initially on fruit width, which was seen in the boxplots to be an variable which differentiate S anglica. The leaves of the tree show that many classes are very accurate. S. minima is 100% accurate, S. anglica 90%. All the decision paths taken to reach the final nodes result in accuracies over 60%.</text:span></text:p>
      <text:p text:style-name="P25"/>
      <text:p text:style-name="P25"/>
      <text:p text:style-name="P15">6 Conlcusion.</text:p>
      <text:p text:style-name="P26"><text:s/>Clustering algorithms were not successful in separating the data in clusters which could be interpreted as species of Sorbus. The kmeans algorithm was seen to be unrepea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20:10:55.120902593</meta:creation-date>
    <dc:date>2018-01-21T12:22:31.323225765</dc:date>
    <meta:editing-duration>PT4H48M30S</meta:editing-duration>
    <meta:editing-cycles>26</meta:editing-cycles>
    <meta:generator>LibreOffice/5.1.6.2$Linux_X86_64 LibreOffice_project/10m0$Build-2</meta:generator>
    <meta:document-statistic meta:table-count="0" meta:image-count="0" meta:object-count="0" meta:page-count="5" meta:paragraph-count="50" meta:word-count="2550" meta:character-count="15549" meta:non-whitespace-character-count="13005"/>
  </office:meta>
</office:document-meta>
</file>